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style-complex="italic"/>
    </style:style>
    <style:style style:name="P4" style:family="paragraph" style:parent-style-name="Text_20_body">
      <style:text-properties style:font-name="Liberation Sans" fo:font-size="14pt" fo:font-weight="bold" style:font-size-asian="14pt" style:font-weight-asian="bold" style:font-size-complex="14pt"/>
    </style:style>
    <style:style style:name="P5" style:family="paragraph" style:parent-style-name="Text_20_body">
      <style:text-properties style:font-style-complex="italic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Text_20_body">
      <style:text-properties style:font-style-complex="italic"/>
    </style:style>
    <style:style style:name="P8" style:family="paragraph" style:parent-style-name="Text_20_body">
      <style:text-properties officeooo:rsid="0016f430" officeooo:paragraph-rsid="0016f430" style:font-style-complex="italic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itle" style:master-page-name="MP0">
      <style:paragraph-properties fo:text-align="start" style:justify-single-word="false"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style-complex="italic"/>
    </style:style>
    <style:style style:name="T3" style:family="text">
      <style:text-properties fo:font-weight="bold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style-complex="italic"/>
    </style:style>
    <style:style style:name="T6" style:family="text">
      <style:text-properties officeooo:rsid="0016f430"/>
    </style:style>
    <style:style style:name="T7" style:family="text">
      <style:text-properties fo:font-weight="normal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rchitecture Overview</text:p>
      <text:p text:style-name="P1">The purpose of this document is to outline a vague design pattern for the engine architecture and describe how all systems and subsystems will interact with each other.</text:p>
      <text:h text:style-name="Heading_20_1" text:outline-level="1"/>
      <text:h text:style-name="Heading_20_1" text:outline-level="1">Compilation</text:h>
      <text:p text:style-name="Text_20_body">The engine will have 2 compilation targets and 2 compilation configurations.</text:p>
      <text:p text:style-name="P6">Targets</text:p>
      <text:p text:style-name="Text_20_body"><text:tab/><text:span text:style-name="Default_20_Paragraph_20_Font"><text:span text:style-name="T1">Client:</text:span></text:span> <text:s/><text:span text:style-name="Default_20_Paragraph_20_Font"><text:span text:style-name="T4">Builds everything pertaining to the game client. Including graphics/window <text:tab/><text:tab/><text:tab/>subsystems and server host/client subsystems (Allowing capability for client to <text:tab/><text:tab/><text:tab/>become listen host)</text:span></text:span></text:p>
      <text:p text:style-name="Text_20_body"><text:tab/><text:span text:style-name="Default_20_Paragraph_20_Font"><text:span text:style-name="T1">Server:</text:span></text:span> <text:s/><text:span text:style-name="Default_20_Paragraph_20_Font"><text:span text:style-name="T4">Builds only subsystems pertaining to game logic i.e. compiled binaries will not <text:tab/><text:tab/><text:tab/>contain anything regarding graphics/windows. Including subsystems for server <text:tab/><text:tab/><text:tab/>hosting.</text:span></text:span></text:p>
      <text:p text:style-name="P2">Configurations</text:p>
      <text:p text:style-name="Text_20_body"><text:span text:style-name="Default_20_Paragraph_20_Font"><text:span text:style-name="T1"><text:tab/>Debug: <text:s/></text:span></text:span><text:span text:style-name="Default_20_Paragraph_20_Font"><text:span text:style-name="T4">Default VS debug compiler settings allowing for easier debugging during <text:tab/><text:tab/><text:tab/>development.</text:span></text:span></text:p>
      <text:p text:style-name="Text_20_body"><text:span text:style-name="Default_20_Paragraph_20_Font"><text:span text:style-name="T4"><text:tab/></text:span></text:span><text:span text:style-name="Default_20_Paragraph_20_Font"><text:span text:style-name="T1">Release: <text:s/></text:span></text:span><text:span text:style-name="Default_20_Paragraph_20_Font"><text:span text:style-name="T4">Default VS release compiler settings focusing on optimization to make code more <text:tab/><text:tab/>efficient and secure (Intended for distributable releases)</text:span></text:span></text:p>
      <text:p text:style-name="Text_20_body"/>
      <text:p text:style-name="P4">Project Overview</text:p>
      <text:p text:style-name="P5">The resulting engine will consist of <text:span text:style-name="T6">2</text:span> projects: The engine itself and the game.</text:p>
      <text:p text:style-name="P8">The engine will compile to a dll and then the game will link library and handle entry and execution from there onward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<text:span text:style-name="Default_20_Paragraph_20_Font"><text:span text:style-name="T3">Systems &amp; Subsystem Hierarchy</text:span></text:span></text:h>
      <text:p text:style-name="P2">Overview</text:p>
      <text:p text:style-name="Standard">&gt;Engine</text:p>
      <text:p text:style-name="Standard"><text:tab/>&gt;Game</text:p>
      <text:p text:style-name="Standard"><text:tab/><text:tab/>&gt;Required Assets</text:p>
      <text:p text:style-name="Standard"><text:tab/><text:tab/>&gt;Entity types</text:p>
      <text:p text:style-name="Standard"><text:tab/><text:tab/>&gt;Level</text:p>
      <text:p text:style-name="Standard"><text:tab/>&gt;Window</text:p>
      <text:p text:style-name="Standard"><text:tab/><text:tab/>&gt;Asset Loader</text:p>
      <text:p text:style-name="Standard"><text:tab/><text:tab/><text:tab/>&gt;Assets</text:p>
      <text:p text:style-name="Standard"><text:tab/><text:tab/>&gt;Input Controller</text:p>
      <text:p text:style-name="Standard"><text:tab/>&gt;Network Controller</text:p>
      <text:p text:style-name="Standard"><text:tab/><text:tab/>&gt;NetSocket</text:p>
      <text:p text:style-name="Standard"/>
      <text:p text:style-name="Standard"/>
      <text:p text:style-name="Standard"><text:span text:style-name="Default_20_Paragraph_20_Font"><text:span text:style-name="T4"><text:s/></text:span></text:span></text:p>
      <text:h text:style-name="Heading_20_3" text:outline-level="3">Engine</text:h>
      <text:p text:style-name="Text_20_body"><text:span text:style-name="Default_20_Paragraph_20_Font"><text:span text:style-name="T1"><text:tab/></text:span></text:span>Handles synchronisation of all subsystems.</text:p>
      <text:p text:style-name="Text_20_body"><text:tab/>Will set-up 2 threads: 1 main logic thread and 1 display(graphics thread) if required by <text:tab/>target. These threads will launch into loops that will update at a maximum given rate; each <text:tab/>update '<text:span text:style-name="Default_20_Paragraph_20_Font"><text:span text:style-name="T1">tick</text:span></text:span>' will be sent to any other subsystem the requires it.</text:p>
      <text:h text:style-name="Heading_20_3" text:outline-level="3">Game</text:h>
      <text:p text:style-name="Text_20_body"><text:span text:style-name="Default_20_Paragraph_20_Font"><text:span text:style-name="T1"><text:tab/></text:span></text:span>Holds lists of: all supported entity types, required assets, supported levels.</text:p>
      <text:p text:style-name="Text_20_body"><text:tab/>These lists will be use elsewhere throughout the hierarchy to during loading e.g. levels will <text:tab/>indicate what entities they required to this <text:span text:style-name="Default_20_Paragraph_20_Font"><text:span text:style-name="T1">Game</text:span></text:span> and each of those entities will indicate <text:tab/>what assets they required to the <text:span text:style-name="Default_20_Paragraph_20_Font"><text:span text:style-name="T1">Asset Loader</text:span></text:span>.</text:p>
      <text:p text:style-name="Text_20_body"><text:tab/>The game will control levels; this includes level loading/switching and logic updates. All <text:tab/>game engine <text:span text:style-name="Default_20_Paragraph_20_Font"><text:span text:style-name="T1">ticks</text:span></text:span> will be passed on to the entities active in the current lev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initial-creator>Samuel Potter</meta:initial-creator>
    <meta:creation-date>2017-10-06T10:58:00Z</meta:creation-date>
    <dc:date>2017-10-10T15:02:44.387000000</dc:date>
    <meta:editing-cycles>37</meta:editing-cycles>
    <meta:editing-duration>PT3H39M43S</meta:editing-duration>
    <meta:document-statistic meta:table-count="0" meta:image-count="0" meta:object-count="0" meta:page-count="2" meta:paragraph-count="34" meta:word-count="307" meta:character-count="2095" meta:non-whitespace-character-count="1767"/>
    <meta:template xlink:type="simple" xlink:actuate="onRequest" xlink:title="" xlink:href="Normal"/>
  </office:meta>
</office:document-meta>
</file>